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cm" fo:min-width="1.33cm"/>
    </style:style>
    <style:style style:name="gr2" style:family="graphic" style:parent-style-name="standard">
      <style:graphic-properties draw:textarea-horizontal-align="justify" draw:textarea-vertical-align="middle" draw:auto-grow-height="false" fo:min-height="1.392cm" fo:min-width="1.671cm"/>
    </style:style>
    <style:style style:name="gr3" style:family="graphic" style:parent-style-name="standard">
      <style:graphic-properties draw:textarea-horizontal-align="justify" draw:textarea-vertical-align="middle" draw:auto-grow-height="false" fo:min-height="0.981cm" fo:min-width="2.049cm"/>
    </style:style>
    <style:style style:name="gr4" style:family="graphic" style:parent-style-name="standard">
      <style:graphic-properties svg:stroke-color="#729fcf" draw:textarea-horizontal-align="justify" draw:textarea-vertical-align="middle" draw:auto-grow-height="false" fo:min-height="0.824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494cm" fo:min-width="3.436cm"/>
    </style:style>
    <style:style style:name="gr7" style:family="graphic" style:parent-style-name="standard">
      <style:graphic-properties draw:textarea-horizontal-align="justify" draw:textarea-vertical-align="middle" draw:auto-grow-height="false" fo:min-height="1.308cm" fo:min-width="3.077cm"/>
    </style:style>
    <style:style style:name="gr8" style:family="graphic" style:parent-style-name="standard">
      <style:graphic-properties draw:textarea-horizontal-align="justify" draw:textarea-vertical-align="middle" draw:auto-grow-height="false" fo:min-height="1.084cm" fo:min-width="1.33cm"/>
    </style:style>
    <style:style style:name="gr9" style:family="graphic" style:parent-style-name="standard">
      <style:graphic-properties svg:stroke-width="0.106cm" svg:stroke-color="#729fcf" draw:marker-start="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729fcf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width="0.081cm" svg:stroke-color="#729fcf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textarea-horizontal-align="justify" draw:textarea-vertical-align="middle" draw:auto-grow-height="false" fo:min-height="1.051cm" fo:min-width="1.33cm"/>
    </style:style>
    <style:style style:name="gr13" style:family="graphic" style:parent-style-name="standard">
      <style:graphic-properties svg:stroke-width="0.106cm" svg:stroke-color="#729fcf" draw:marker-start-width="0.359cm" draw:marker-end="Rounded_20_large_20_Arrow" draw:marker-end-width="0.359cm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textarea-horizontal-align="justify" draw:textarea-vertical-align="middle" draw:auto-grow-height="false" fo:min-height="1.325cm" fo:min-width="3.079cm"/>
    </style:style>
    <style:style style:name="gr15" style:family="graphic" style:parent-style-name="standard">
      <style:graphic-properties draw:textarea-horizontal-align="justify" draw:textarea-vertical-align="middle" draw:auto-grow-height="false" fo:min-height="1.39cm" fo:min-width="3.079cm"/>
    </style:style>
    <style:style style:name="gr16" style:family="graphic" style:parent-style-name="standard">
      <style:graphic-properties draw:stroke="solid" svg:stroke-width="0.106cm" svg:stroke-color="#729fcf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textarea-horizontal-align="justify" draw:textarea-vertical-align="middle" draw:auto-grow-height="false" fo:min-height="0.982cm" fo:min-width="4.165cm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1.455cm"/>
    </style:style>
    <style:style style:name="gr19" style:family="graphic" style:parent-style-name="standard">
      <style:graphic-properties draw:stroke="none" svg:stroke-color="#000000" draw:fill="none" draw:fill-color="#ffffff" draw:textarea-vertical-align="middle" fo:min-height="1.288cm"/>
    </style:style>
    <style:style style:name="gr20" style:family="graphic" style:parent-style-name="standard">
      <style:graphic-properties draw:stroke="none" svg:stroke-color="#000000" draw:fill="none" draw:fill-color="#ffffff" draw:textarea-vertical-align="middle" fo:min-height="2.519cm"/>
    </style:style>
    <style:style style:name="gr21" style:family="graphic" style:parent-style-name="standard">
      <style:graphic-properties draw:stroke="none" svg:stroke-color="#000000" draw:fill="none" draw:fill-color="#ffffff" draw:textarea-vertical-align="middle" fo:min-height="6.622cm"/>
    </style:style>
    <style:style style:name="gr22" style:family="graphic" style:parent-style-name="standard">
      <style:graphic-properties draw:stroke="none" svg:stroke-color="#000000" draw:fill="none" draw:fill-color="#ffffff" draw:textarea-vertical-align="middle" fo:min-height="5.904cm"/>
    </style:style>
    <style:style style:name="gr23" style:family="graphic" style:parent-style-name="standard">
      <style:graphic-properties draw:stroke="none" svg:stroke-color="#000000" draw:fill="none" draw:fill-color="#ffffff" draw:textarea-vertical-align="middle" fo:min-height="6.007cm"/>
    </style:style>
    <style:style style:name="gr24" style:family="graphic" style:parent-style-name="standard">
      <style:graphic-properties draw:stroke="none" svg:stroke-color="#000000" draw:fill="none" draw:fill-color="#ffffff" draw:textarea-vertical-align="middle" fo:min-height="3.23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center"/>
      <style:text-properties fo:font-size="13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3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006cm" svg:height="1.949cm" svg:x="6.72cm" svg:y="2.546cm">
          <text:p text:style-name="P1"><text:span text:style-name="T1">Informação</text:span><text:span text:style-name="T1"><text:line-break/></text:span><text:span text:style-name="T1">a</text:span><text:span text:style-name="T1"><text:line-break/></text:span><text:span text:style-name="T1">registar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draw:layer="layout" svg:width="2.521cm" svg:height="2.461cm" svg:x="4.096cm" svg:y="2.444cm">
          <text:p text:style-name="P1"><text:span text:style-name="T1">Templates</text:span><text:span text:style-name="T1"><text:line-break/></text:span><text:span text:style-name="T1">Normas</text:span><text:span text:style-name="T1"><text:line-break/></text:span><text:span text:style-name="T1">Manual</text:span><text:span text:style-name="T1"><text:line-break/></text:span><text:span text:style-name="T1">Qualidade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1" xml:id="id3" draw:id="id3" draw:layer="layout" svg:width="2.549cm" svg:height="1.231cm" svg:x="5.288cm" svg:y="6.079cm">
          <text:p text:style-name="P1"><text:span text:style-name="T1">Criar branch</text:span><text:span text:style-name="T1"><text:line-break/></text:span><text:span text:style-name="T1">para edição</text:span><text:span text:style-name="T1"><text:line-break/></text:span><text:span text:style-name="T1">artefact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0.358cm" svg:height="1.231cm" svg:x="6.362cm" svg:y="4.7cm">
          <text:p/>
          <draw:enhanced-geometry svg:viewBox="0 0 21600 21600" draw:mirror-horizontal="false" draw:mirror-vertical="false" draw:text-areas="?f0 0 ?f2 ?f5" draw:type="down-arrow" draw:modifiers="15571.7344753747 5858.2362728785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" draw:text-style-name="P3" draw:layer="layout" svg:x1="3.5cm" svg:y1="5.315cm" svg:x2="16.5cm" svg:y2="5.315cm">
          <text:p/>
        </draw:line>
        <draw:line draw:style-name="gr5" draw:text-style-name="P3" draw:layer="layout" svg:x1="11.133cm" svg:y1="2.341cm" svg:x2="11.133cm" svg:y2="28.7cm">
          <text:p/>
        </draw:line>
        <draw:custom-shape draw:style-name="gr6" draw:text-style-name="P1" xml:id="id2" draw:id="id2" draw:layer="layout" svg:width="3.936cm" svg:height="1.744cm" svg:x="4.573cm" svg:y="8.039cm">
          <text:p text:style-name="P1"><text:span text:style-name="T1">Escolha do Template</text:span><text:span text:style-name="T1"><text:line-break/></text:span><text:span text:style-name="T1">Criação /edição</text:span><text:span text:style-name="T1"><text:line-break/></text:span><text:span text:style-name="T1">artefact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" xml:id="id4" draw:id="id4" draw:layer="layout" svg:width="3.577cm" svg:height="1.558cm" svg:x="4.766cm" svg:y="10.366cm">
          <text:p text:style-name="P1"><text:span text:style-name="T1">Solicita</text:span><text:span text:style-name="T1"><text:line-break/></text:span><text:span text:style-name="T1">Pull Request</text:span><text:span text:style-name="T1"><text:line-break/></text:span><text:span text:style-name="T1">e</text:span><text:span text:style-name="T1"><text:line-break/></text:span><text:span text:style-name="T1">Validação Técnic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2" xml:id="id1" draw:id="id1" draw:layer="layout" svg:width="3.658cm" svg:height="2.667cm" svg:x="4.73cm" svg:y="13.02cm">
          <text:p text:style-name="P1"><text:span text:style-name="T1">Aprovado</text:span><text:span text:style-name="T1"><text:line-break/></text:span><text:span text:style-name="T1">em</text:span><text:span text:style-name="T1"><text:line-break/></text:span><text:span text:style-name="T1">Validação</text:span><text:span text:style-name="T1"><text:line-break/></text:span><text:span text:style-name="T1">Técnica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9" draw:text-style-name="P1" draw:layer="layout" draw:line-skew="0.189cm" svg:x1="8.388cm" svg:y1="14.354cm" svg:x2="8.509cm" svg:y2="8.911cm" draw:start-shape="id1" draw:start-glue-point="7" draw:end-shape="id2" draw:end-glue-point="7" svg:d="M8388 14354h812v-5443h-691" svg:viewBox="0 0 813 5444">
          <text:p/>
        </draw:connector>
        <draw:connector draw:style-name="gr10" draw:text-style-name="P1" draw:layer="layout" svg:x1="6.563cm" svg:y1="7.31cm" svg:x2="6.541cm" svg:y2="8.039cm" draw:start-shape="id3" draw:start-glue-point="6" draw:end-shape="id2" draw:end-glue-point="4" svg:d="M6563 7310v365h-22v364" svg:viewBox="0 0 23 730">
          <text:p/>
        </draw:connector>
        <draw:connector draw:style-name="gr11" draw:text-style-name="P1" draw:layer="layout" svg:x1="6.541cm" svg:y1="9.783cm" svg:x2="6.555cm" svg:y2="10.366cm" draw:start-shape="id2" draw:start-glue-point="6" draw:end-shape="id4" draw:end-glue-point="4" svg:d="M6541 9783v292h14v291" svg:viewBox="0 0 15 584">
          <text:p/>
        </draw:connector>
        <draw:connector draw:style-name="gr10" draw:text-style-name="P1" draw:layer="layout" svg:x1="6.555cm" svg:y1="11.924cm" svg:x2="6.559cm" svg:y2="13.02cm" draw:start-shape="id4" draw:start-glue-point="6" draw:end-shape="id1" draw:end-glue-point="4" svg:d="M6555 11924v551h4v545" svg:viewBox="0 0 5 1097">
          <text:p/>
        </draw:connector>
        <draw:custom-shape draw:style-name="gr12" draw:text-style-name="P2" xml:id="id5" draw:id="id5" draw:layer="layout" svg:width="3.659cm" svg:height="2.601cm" svg:x="4.731cm" svg:y="19.275cm">
          <text:p text:style-name="P1"><text:span text:style-name="T1">Aprovado</text:span><text:span text:style-name="T1"><text:line-break/></text:span><text:span text:style-name="T1">em</text:span><text:span text:style-name="T1"><text:line-break/></text:span><text:span text:style-name="T1">Validação</text:span><text:span text:style-name="T1"><text:line-break/></text:span><text:span text:style-name="T1">Formal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3" draw:text-style-name="P1" draw:layer="layout" draw:line-skew="0.789cm" svg:x1="8.39cm" svg:y1="20.576cm" svg:x2="8.509cm" svg:y2="8.911cm" draw:start-shape="id5" draw:start-glue-point="7" draw:end-shape="id2" svg:d="M8390 20576h1410v-11665h-1291" svg:viewBox="0 0 1411 11666">
          <text:p/>
        </draw:connector>
        <draw:line draw:style-name="gr5" draw:text-style-name="P3" draw:layer="layout" svg:x1="3.5cm" svg:y1="12.392cm" svg:x2="16.5cm" svg:y2="12.392cm">
          <text:p/>
        </draw:line>
        <draw:line draw:style-name="gr5" draw:text-style-name="P3" draw:layer="layout" svg:x1="3.5cm" svg:y1="18.649cm" svg:x2="16.5cm" svg:y2="18.649cm">
          <text:p/>
        </draw:line>
        <draw:line draw:style-name="gr5" draw:text-style-name="P3" draw:layer="layout" svg:x1="3.5cm" svg:y1="25.11cm" svg:x2="16.5cm" svg:y2="25.11cm">
          <text:p/>
        </draw:line>
        <draw:custom-shape draw:style-name="gr14" draw:text-style-name="P1" xml:id="id6" draw:id="id6" draw:layer="layout" svg:width="3.579cm" svg:height="1.575cm" svg:x="4.77cm" svg:y="16.722cm">
          <text:p text:style-name="P1"><text:span text:style-name="T1">Aprova</text:span><text:span text:style-name="T1"><text:line-break/></text:span><text:span text:style-name="T1">Pull Request</text:span><text:span text:style-name="T1"><text:line-break/></text:span><text:span text:style-name="T1">e solicita</text:span><text:span text:style-name="T1"><text:line-break/></text:span><text:span text:style-name="T1">Validação Forma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svg:x1="6.559cm" svg:y1="15.687cm" svg:x2="6.56cm" svg:y2="16.722cm" draw:start-shape="id1" draw:start-glue-point="6" draw:end-shape="id6" draw:end-glue-point="4" svg:d="M6559 15687v517h1v518" svg:viewBox="0 0 2 1036">
          <text:p/>
        </draw:connector>
        <draw:connector draw:style-name="gr10" draw:text-style-name="P1" draw:layer="layout" svg:x1="6.56cm" svg:y1="18.297cm" svg:x2="6.561cm" svg:y2="19.275cm" draw:start-shape="id6" draw:start-glue-point="6" draw:end-shape="id5" draw:end-glue-point="4" svg:d="M6560 18297v489h1v489" svg:viewBox="0 0 2 979">
          <text:p/>
        </draw:connector>
        <draw:custom-shape draw:style-name="gr15" draw:text-style-name="P1" xml:id="id7" draw:id="id7" draw:layer="layout" svg:width="3.579cm" svg:height="1.64cm" svg:x="4.77cm" svg:y="23.028cm">
          <text:p text:style-name="P1"><text:span text:style-name="T1">Fecha</text:span><text:span text:style-name="T1"><text:line-break/></text:span><text:span text:style-name="T1">Pull Request</text:span><text:span text:style-name="T1"><text:line-break/></text:span><text:span text:style-name="T1">Merge do branch</text:span><text:span text:style-name="T1"><text:line-break/></text:span><text:span text:style-name="T1">p/ QUA_DO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6" draw:text-style-name="P1" draw:layer="layout" svg:x1="6.561cm" svg:y1="21.876cm" svg:x2="6.56cm" svg:y2="23.028cm" draw:start-shape="id5" draw:start-glue-point="6" draw:end-shape="id7" draw:end-glue-point="4" svg:d="M6561 21876v576h-1v576" svg:viewBox="0 0 2 1153">
          <text:p/>
        </draw:connector>
        <draw:custom-shape draw:style-name="gr17" draw:text-style-name="P2" xml:id="id8" draw:id="id8" draw:layer="layout" svg:width="5.171cm" svg:height="1.744cm" svg:x="3.977cm" svg:y="26.238cm">
          <text:p text:style-name="P1"><text:span text:style-name="T1">Artefacto arquivado</text:span><text:span text:style-name="T1"><text:line-break/></text:span><text:span text:style-name="T1">no repositório</text:span><text:span text:style-name="T1"><text:line-break/></text:span><text:span text:style-name="T1">branch documentação</text:span><text:span text:style-name="T1"><text:line-break/></text:span><text:span text:style-name="T1">QUA_DOC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1" draw:layer="layout" svg:x1="6.56cm" svg:y1="24.668cm" svg:x2="6.563cm" svg:y2="26.238cm" draw:start-shape="id7" draw:start-glue-point="6" draw:end-shape="id8" draw:end-glue-point="4" svg:d="M6560 24668v786h3v784" svg:viewBox="0 0 4 1571">
          <text:p/>
        </draw:connector>
        <draw:line draw:style-name="gr5" draw:text-style-name="P3" draw:layer="layout" svg:x1="3.5cm" svg:y1="2.341cm" svg:x2="16.5cm" svg:y2="2.341cm">
          <text:p/>
        </draw:line>
        <draw:frame draw:style-name="gr18" draw:text-style-name="P4" draw:layer="layout" svg:width="6.918cm" svg:height="1.705cm" svg:x="3.619cm" svg:y="0.7cm">
          <draw:text-box>
            <text:p text:style-name="P1"><text:span text:style-name="T2">Diagrama</text:span></text:p>
          </draw:text-box>
        </draw:frame>
        <draw:frame draw:style-name="gr19" draw:text-style-name="P4" draw:layer="layout" svg:width="4.651cm" svg:height="1.538cm" svg:x="10.776cm" svg:y="0.803cm">
          <draw:text-box>
            <text:p text:style-name="P1"><text:span text:style-name="T2">Responsáveis</text:span></text:p>
          </draw:text-box>
        </draw:frame>
        <draw:frame draw:style-name="gr20" draw:text-style-name="P5" draw:layer="layout" svg:width="5.247cm" svg:height="2.769cm" svg:x="11.253cm" svg:y="2.444cm">
          <draw:text-box>
            <text:p text:style-name="P1"><text:span text:style-name="T3">Inicio do processo</text:span><text:span text:style-name="T3"><text:line-break/></text:span><text:span text:style-name="T3"><text:line-break/></text:span><text:span text:style-name="T3">INPUTS</text:span></text:p>
          </draw:text-box>
        </draw:frame>
        <draw:frame draw:style-name="gr21" draw:text-style-name="P5" draw:layer="layout" svg:width="5.247cm" svg:height="6.872cm" svg:x="11.253cm" svg:y="5.418cm">
          <draw:text-box>
            <text:p text:style-name="P1"><text:span text:style-name="T3">Autor</text:span></text:p>
          </draw:text-box>
        </draw:frame>
        <draw:frame draw:style-name="gr22" draw:text-style-name="P5" draw:layer="layout" svg:width="5.247cm" svg:height="6.154cm" svg:x="11.253cm" svg:y="12.392cm">
          <draw:text-box>
            <text:p text:style-name="P1"><text:span text:style-name="T3">Team Lead</text:span><text:span text:style-name="T3"><text:line-break/></text:span><text:span text:style-name="T3">ou</text:span><text:span text:style-name="T3"><text:line-break/></text:span><text:span text:style-name="T3">Co Lead</text:span><text:span text:style-name="T3"><text:line-break/></text:span><text:span text:style-name="T3">Unidade Autor</text:span></text:p>
          </draw:text-box>
        </draw:frame>
        <draw:frame draw:style-name="gr23" draw:text-style-name="P5" draw:layer="layout" svg:width="5.247cm" svg:height="6.257cm" svg:x="11.253cm" svg:y="18.751cm">
          <draw:text-box>
            <text:p text:style-name="P1"><text:span text:style-name="T3">Colaborador</text:span><text:span text:style-name="T3"><text:line-break/></text:span><text:span text:style-name="T3">QUA</text:span></text:p>
          </draw:text-box>
        </draw:frame>
        <draw:frame draw:style-name="gr24" draw:text-style-name="P5" draw:layer="layout" svg:width="5.247cm" svg:height="3.487cm" svg:x="11.253cm" svg:y="25.213cm">
          <draw:text-box>
            <text:p text:style-name="P1"><text:span text:style-name="T3">Fim do processo</text:span><text:span text:style-name="T3"><text:line-break/></text:span><text:span text:style-name="T3"><text:line-break/></text:span><text:span text:style-name="T3">OUTP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9T12:29:06.096474051</meta:creation-date>
    <dc:date>2018-11-19T15:11:26.873102156</dc:date>
    <meta:editing-duration>PT54M31S</meta:editing-duration>
    <meta:editing-cycles>4</meta:editing-cycles>
    <meta:generator>LibreOffice/6.1.2.1$Linux_X86_64 LibreOffice_project/10$Build-1</meta:generator>
    <meta:document-statistic meta:object-count="33"/>
  </office:meta>
</office:document-meta>
</file>